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  <table:table-cell office:value-type="string">
            <text:p>Indice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string">
            <text:p>2022-12-19</text:p>
          </table:table-cell>
          <table:table-cell office:value-type="string">
            <text:p>SATD4</text:p>
          </table:table-cell>
          <table:table-cell office:value-type="string">
            <text:p>AAB172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</text:p>
          </table:table-cell>
          <table:table-cell office:value-type="string">
            <text:p>SATD5</text:p>
          </table:table-cell>
          <table:table-cell office:value-type="string">
            <text:p>AAB173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string">
            <text:p>2022-12-21</text:p>
          </table:table-cell>
          <table:table-cell office:value-type="string">
            <text:p>SATD6</text:p>
          </table:table-cell>
          <table:table-cell office:value-type="string">
            <text:p>AAB174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